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style>
    <style:style style:name="P2"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05587c"/>
    </style:style>
    <style:style style:name="P5" style:family="paragraph" style:parent-style-name="Text_20_body">
      <style:paragraph-properties fo:margin-left="0cm" fo:margin-right="0cm" fo:margin-top="0.101cm" fo:margin-bottom="0.101cm" style:contextual-spacing="false" fo:text-align="justify" style:justify-single-word="false" fo:text-indent="0cm" style:auto-text-indent="false"/>
      <style:text-properties officeooo:paragraph-rsid="0005587c"/>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084c47"/>
    </style:style>
    <style:style style:name="P8" style:family="paragraph" style:parent-style-name="Text_20_body">
      <style:paragraph-properties fo:margin-left="0cm" fo:margin-right="0cm" fo:text-align="justify" style:justify-single-word="false" fo:text-indent="0cm" style:auto-text-indent="false"/>
      <style:text-properties officeooo:paragraph-rsid="00084c47"/>
    </style:style>
    <style:style style:name="P9" style:family="paragraph" style:parent-style-name="Text_20_body">
      <style:paragraph-properties fo:margin-left="0cm" fo:margin-right="0cm" fo:margin-top="0.101cm" fo:margin-bottom="0.101cm" style:contextual-spacing="false" fo:text-align="justify" style:justify-single-word="false" fo:text-indent="0cm" style:auto-text-indent="false"/>
      <style:text-properties officeooo:paragraph-rsid="00084c47"/>
    </style:style>
    <style:style style:name="P10" style:family="paragraph" style:parent-style-name="Text_20_body">
      <style:paragraph-properties fo:margin-left="0cm" fo:margin-right="0cm" fo:margin-top="0cm" fo:margin-bottom="0.046cm" style:contextual-spacing="false" fo:text-align="justify" style:justify-single-word="false" fo:text-indent="0cm" style:auto-text-indent="false"/>
      <style:text-properties officeooo:paragraph-rsid="00084c47"/>
    </style:style>
    <style:style style:name="P11" style:family="paragraph" style:parent-style-name="Text_20_body">
      <style:paragraph-properties fo:text-align="justify" style:justify-single-word="false"/>
      <style:text-properties officeooo:paragraph-rsid="00084c47"/>
    </style:style>
    <style:style style:name="P12" style:family="paragraph" style:parent-style-name="Text_20_body">
      <style:paragraph-properties fo:text-align="justify" style:justify-single-word="false" fo:break-before="page"/>
    </style:style>
    <style:style style:name="P1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weight="bold" style:font-weight-asian="bold" style:font-weight-complex="bold"/>
    </style:style>
    <style:style style:name="P14" style:family="paragraph" style:parent-style-name="Text_20_body">
      <style:paragraph-properties fo:text-align="justify" style:justify-single-word="false"/>
      <style:text-properties fo:font-weight="bold"/>
    </style:style>
    <style:style style:name="P1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officeooo:paragraph-rsid="0005587c"/>
    </style:style>
    <style:style style:name="P16" style:family="paragraph" style:parent-style-name="Title">
      <style:paragraph-properties fo:margin-top="0.624cm" fo:margin-bottom="0.413cm" style:contextual-spacing="false" fo:text-align="center" style:justify-single-word="false"/>
      <style:text-properties fo:font-size="20pt" style:font-size-asian="20pt" style:font-size-complex="20pt"/>
    </style:style>
    <style:style style:name="P17" style:family="paragraph" style:parent-style-name="Heading_20_1">
      <style:paragraph-properties fo:text-align="justify" style:justify-single-word="false"/>
    </style:style>
    <style:style style:name="P18" style:family="paragraph" style:parent-style-name="Text_20_body" style:list-style-name="L1">
      <style:paragraph-properties fo:margin-left="0cm" fo:margin-right="0cm" fo:text-align="justify" style:justify-single-word="false" fo:text-indent="0cm" style:auto-text-indent="false"/>
    </style:style>
    <style:style style:name="P19" style:family="paragraph" style:parent-style-name="Text_20_body" style:list-style-name="L2">
      <style:paragraph-properties fo:margin-left="0cm" fo:margin-right="0cm" fo:text-align="justify" style:justify-single-word="false" fo:text-indent="0cm" style:auto-text-indent="false"/>
    </style:style>
    <style:style style:name="P20" style:family="paragraph" style:parent-style-name="Text_20_body" style:list-style-name="L3">
      <style:paragraph-properties fo:margin-left="0cm" fo:margin-right="0cm" fo:text-align="justify" style:justify-single-word="false" fo:text-indent="0cm" style:auto-text-indent="false"/>
    </style:style>
    <style:style style:name="P21" style:family="paragraph" style:parent-style-name="Text_20_body" style:list-style-name="L3">
      <style:paragraph-properties fo:margin-left="0cm" fo:margin-right="0cm" fo:margin-top="0cm" fo:margin-bottom="0cm" style:contextual-spacing="false" fo:text-align="justify" style:justify-single-word="false" fo:text-indent="0cm" style:auto-text-indent="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4">
      <style:paragraph-properties fo:margin-left="0cm" fo:margin-right="0cm" fo:text-align="justify" style:justify-single-word="false" fo:text-indent="0cm" style:auto-text-indent="false"/>
    </style:style>
    <style:style style:name="P24" style:family="paragraph" style:parent-style-name="Text_20_body" style:list-style-name="L5">
      <style:paragraph-properties fo:margin-left="0cm" fo:margin-right="0cm" fo:text-align="justify" style:justify-single-word="false"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Liberation Serif" officeooo:rsid="0005587c" style:font-name-asian="Liberation Serif" style:font-name-complex="Liberation Serif"/>
    </style:style>
    <style:style style:name="T5" style:family="text">
      <style:text-properties officeooo:rsid="00084c4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p-rc_a2172ce17914af16-51"/><text:span text:style-name="T1">Institutionalizing Dual-Use ICT Facilities: A Public-Private Partnership for Technical-Vocational Education in the Municipality of Maigo</text:span> </text:p>
      <text:p text:style-name="P13"><text:bookmark text:name="p-rc_a2172ce17914af16-52"/>Jemar John J Lumingkit¹ </text:p>
      <text:p text:style-name="P15"><text:bookmark text:name="p-rc_a2172ce17914af16-53"/>Mindanao State University – Iligan Institute of Technology</text:p>
      <text:p text:style-name="P15">Iligan City, Philippines </text:p>
      <text:p text:style-name="P4"><text:span text:style-name="T1"/></text:p>
      <text:h text:style-name="P17" text:outline-level="1"><text:span text:style-name="T1">Abstract</text:span> </text:h>
      <text:p text:style-name="P5"><text:bookmark text:name="p-rc_a2172ce17914af16-55"/>This policy proposal addresses a critical infrastructure paradox in Maigo, Lanao del Norte: a severe deficit of Information and Communication Technology (ICT) laboratories for Technical-Vocational Education and Training (TVET) programs at MSU-MCEST and TESDA, juxtaposed against the daytime underutilization of local internet cafés. While public institutions face prohibitive capital expenditure (CapEx) constraints, local Micro, Small, and Medium Enterprises (MSMEs) possess high-performance computing assets that sit idle during academic hours. </text:p>
      <text:p text:style-name="P5"><text:tab/>Anchored in Collaborative Governance and the Philippine Public-Private Partnership (PPP) Code (RA 11966), this study proposes the institutionalization of "Dual-Use ICT Facilities." This service-contracting framework enables the Local Government Unit (LGU) to lease private cybercafés as accredited training micro-laboratories. </text:p>
      <text:p text:style-name="P5"><text:tab/>To ensure pedagogical integrity and cybersecurity, the proposal mandates a Diskless (PXE-Boot) Multiple Image architecture. This mechanism deploys a restricted "Educational Image" during school hours effectively segregating recreational software before reverting to "Commercial Mode" for nighttime operations. Employing a qualitative case study design, this research evaluates the legal, economic, and technical feasibility of the proposed framework. The ultimate output is a comprehensive Municipal Ordinance that delivers a Zero-CapEx solution for public education, stabilizes MSME revenue streams, and establishes a scalable blueprint for rural digital resilience. </text:p>
      <text:p text:style-name="P6"/>
      <text:p text:style-name="P3"><text:bookmark text:name="p-rc_a2172ce17914af16-56"/><text:span text:style-name="T1">Keywords</text:span><text:span text:style-name="T4">—</text:span><text:span text:style-name="T3">Dual-Use, Public-Private Partnership (PPP), Technical-Vocational Education (TVET), <text:tab/><text:tab/> <text:s text:c="8"/>MSME Resilience, Collaborative Governance, Diskless Architecture. </text:span></text:p>
      <text:p text:style-name="P12"/>
      <text:h text:style-name="P1" text:outline-level="3">1. Introduction</text:h>
      <text:p text:style-name="P7"><text:bookmark text:name="p-rc_bef09600e4460950-319"/><text:span text:style-name="T1">The Issue and Its Significance</text:span> </text:p>
      <text:p text:style-name="P9">The study addresses a critical infrastructure paradox in the Municipality of Maigo: a severe lack of Information and Communication Technology (ICT) laboratories for Technical-Vocational Education and Training (TVET) programs at TESDA <text:span text:style-name="T5">centers</text:span>, juxtaposed against the daytime underutilization of local internet cafés. This issue is significant because it simultaneously deprives residents of advanced ICT certifications and leaves local Micro, Small, and Medium Enterprises (MSMEs) with idle, depreciating high-performance hardware during academic hours.</text:p>
      <text:p text:style-name="P7"/>
      <text:p text:style-name="P10"><text:bookmark text:name="p-rc_bef09600e4460950-320"/><text:span text:style-name="T1">General Area of Study</text:span> </text:p>
      <text:p text:style-name="P10">This research falls under the general area of public administration, specifically focusing on collaborative governance and educational infrastructure policy.</text:p>
      <text:p text:style-name="P10"/>
      <text:p text:style-name="P7"><text:bookmark text:name="p-rc_bef09600e4460950-321"/><text:span text:style-name="T1">Importance to the General Area</text:span> </text:p>
      <text:p text:style-name="P7">This area is vital because it explores innovative, localized Public-Private Partnership (PPP) frameworks under the Philippine PPP Code (RA 11966). By shifting from traditional procurement to a service-contracting model, it provides a "Zero-CapEx" blueprint for bridging the digital divide in developing municipalities.</text:p>
      <text:p text:style-name="P6"/>
      <text:h text:style-name="P1" text:outline-level="3">2. Background/Review of the Literature</text:h>
      <text:p text:style-name="P2"><text:bookmark text:name="p-rc_bef09600e4460950-322"/><text:span text:style-name="T1">What is Already Known</text:span> The "digital divide" in the Philippines is heavily influenced by hardware access constraints, as technical learning (like CAD or programming) requires expensive desktop computers that public institutions struggle to procure (Ulas, 2018). Concurrently, the traditional internet café industry is experiencing an economic decline due to users shifting to mobile platforms, leaving high-end hardware dormant during the day (Garcia and Lim, 2019). Additionally, literature in ICT for Development (ICT4D) recognizes cybercafés as informal learning spaces and vital community hubs (Robinson, 2009).</text:p>
      <text:p text:style-name="P6"/>
      <text:p text:style-name="P14">Critical Studies</text:p>
      <text:list text:style-name="L1">
        <text:list-item>
          <text:p text:style-name="P18"><text:bookmark text:name="p-rc_bef09600e4460950-323"/>Ulas, J. (2018). The digital divide in education: Hardware access constraints. <text:span text:style-name="T2">Journal of Educational Technology.</text:span> </text:p>
        </text:list-item>
        <text:list-item>
          <text:p text:style-name="P18"><text:bookmark text:name="p-rc_bef09600e4460950-324"/>Garcia, M. and Lim, P. (2019). Economic shifts in the philippine internet cafe industry. <text:span text:style-name="T2">Asian Economic Review.</text:span> </text:p>
        </text:list-item>
        <text:list-item>
          <text:p text:style-name="P18"><text:bookmark text:name="p-rc_bef09600e4460950-325"/>Robinson, K. (2009). Cybercafes as informal learning spaces in developing nations. <text:span text:style-name="T2">ICT4D Journal.</text:span> </text:p>
          <text:p text:style-name="P18"/>
        </text:list-item>
      </text:list>
      <text:p text:style-name="P8"><text:bookmark text:name="p-rc_bef09600e4460950-326"/><text:soft-page-break/><text:span text:style-name="T1">Insufficiency of Background Studies</text:span> </text:p>
      <text:p text:style-name="P8">While these studies identify the separate problems—educational hardware deficits and internet café decline—and acknowledge informal use, they leave a critical gap: they do not address how to move from informal student workarounds to institutionalized governance and formal policy implementation.</text:p>
      <text:p text:style-name="P8"><text:bookmark text:name="p-rc_bef09600e4460950-327"/><text:span text:style-name="T1">Question to Pursue</text:span> </text:p>
      <text:p text:style-name="P8">How can a local government formally and legally institutionalize the dual-use of commercial internet cafés as government-contracted training micro-laboratories during the day?.</text:p>
      <text:h text:style-name="P1" text:outline-level="3">3. Rationale</text:h>
      <text:p text:style-name="P14">Specific Questions Explored</text:p>
      <text:list text:style-name="L2">
        <text:list-item>
          <text:p text:style-name="P19"><text:bookmark text:name="p-rc_bef09600e4460950-328"/>What existing local ordinances, zoning laws, or procurement guidelines in Maigo currently hinder or support the LGU in formally leasing private IT infrastructure? </text:p>
        </text:list-item>
        <text:list-item>
          <text:p text:style-name="P19"><text:bookmark text:name="p-rc_bef09600e4460950-329"/>What financial models are required to make government leasing a viable economic lifeline for Maigo's MSMEs? </text:p>
        </text:list-item>
        <text:list-item>
          <text:p text:style-name="P19"><text:bookmark text:name="p-rc_bef09600e4460950-330"/>How do the existing hardware and network architectures in local cafés measure against the baseline standards mandated by TESDA and MSU-MCEST? </text:p>
        </text:list-item>
        <text:list-item>
          <text:p text:style-name="P19"><text:bookmark text:name="p-rc_bef09600e4460950-331"/>What comprehensive LGU ordinance and implementation plan can be proposed to operationalize the program? </text:p>
        </text:list-item>
      </text:list>
      <text:p text:style-name="P7"><text:bookmark text:name="p-rc_bef09600e4460950-332"/><text:span text:style-name="T1">Relation to Larger Issues</text:span> </text:p>
      <text:p text:style-name="P7">These questions directly target the overarching issue introduced earlier: leveraging underutilized private assets to solve public educational deficits without relying on prohibitive capital expenditures.</text:p>
      <text:p text:style-name="P7"><text:bookmark text:name="p-rc_bef09600e4460950-333"/><text:span text:style-name="T1">Specific Claims and Models Evaluated</text:span> </text:p>
      <text:p text:style-name="P7">The study evaluates a Collaborative Governance and New Public Management (NPM) model. The central claim is that an LGU can act as a "Central Orchestrator" to bridge the "Educational Deficit" and the "Private Sector Surplus" through a service-contracting PPP model, utilizing Diskless (PXE-Boot) architecture to segregate commercial and educational environments.</text:p>
      <text:p text:style-name="P7"><text:bookmark text:name="p-rc_bef09600e4460950-334"/><text:span text:style-name="T1">If the Hypothesis is Confirmed</text:span> </text:p>
      <text:p text:style-name="P7">Confirmation would show that a Zero-CapEx PPP model can successfully deliver public services (digital education) more efficiently than traditional procurement while sustaining private enterprise.</text:p>
      <text:p text:style-name="P7"><text:bookmark text:name="p-rc_bef09600e4460950-335"/><text:span text:style-name="T1">If the Hypothesis is Disconfirmed</text:span> </text:p>
      <text:p text:style-name="P7">If disconfirmed (e.g., if legal or technical barriers are insurmountable), it would suggest that LGUs must rely on the Status Quo (depriving citizens of skills) or high-CapEx traditional models (building new labs) which are economically prohibitive for standard municipalities.</text:p>
      <text:h text:style-name="P1" text:outline-level="3">4. Method and Design</text:h>
      <text:p text:style-name="P7"><text:bookmark text:name="p-rc_bef09600e4460950-336"/><text:span text:style-name="T1">Method</text:span> </text:p>
      <text:p text:style-name="P7">The study utilizes a Qualitative Single Instrumental Case Study design. This methodology is the best choice for understanding the complex legal, technical, and administrative intersections required to draft a new municipal policy tailored to a specific locale.</text:p>
      <text:p text:style-name="P6"><text:soft-page-break/></text:p>
      <text:p text:style-name="P6">The study uses Purposive Sampling targeting three specific sectors in Maigo:</text:p>
      <text:list text:style-name="L3">
        <text:list-item>
          <text:p text:style-name="P20"><text:bookmark text:name="p-rc_bef09600e4460950-337"/><text:span text:style-name="T1">Governance:</text:span> LGU Officials (Mayor, SB Committee on Education, PESO Manager).</text:p>
        </text:list-item>
        <text:list-item>
          <text:p text:style-name="P20"><text:bookmark text:name="p-rc_bef09600e4460950-338"/><text:span text:style-name="T1">Educational:</text:span> Administrators from MSU-MCEST and TESDA Provincial/Municipal coordinators.</text:p>
        </text:list-item>
        <text:list-item>
          <text:p text:style-name="P21"><text:bookmark text:name="p-rc_bef09600e4460950-339"/><text:span text:style-name="T1">Private:</text:span> 3-5 registered internet café owners in Maigo. This sample is chosen because they represent the critical stakeholders required to vet, accredit, and operationalize the PPP framework.</text:p>
          <text:p text:style-name="P22">+1</text:p>
        </text:list-item>
      </text:list>
      <text:p text:style-name="P7"><text:bookmark text:name="p-rc_bef09600e4460950-340"/><text:span text:style-name="T1">Exclusions</text:span> </text:p>
      <text:p text:style-name="P7">Students and teachers are implicitly excluded from the core sample because the research strictly focuses on public administration, governance mechanisms, and policy formulation, rather than assessing pedagogical effectiveness or conducting actual training.</text:p>
      <text:p text:style-name="P11"><text:span text:style-name="T1">Design</text:span> </text:p>
      <text:p text:style-name="P11">Rather than presenting stimulus sentences to individuals, the design tests policy alternatives against specific criteria. The manipulations/variations tested are the three policy alternatives:</text:p>
      <text:list text:style-name="L4">
        <text:list-item>
          <text:p text:style-name="P23"><text:bookmark text:name="p-rc_bef09600e4460950-341"/>Alternative A: Do nothing (Status Quo).</text:p>
        </text:list-item>
        <text:list-item>
          <text:p text:style-name="P23"><text:bookmark text:name="p-rc_bef09600e4460950-342"/>Alternative B: LGU builds new public labs (High CapEx).</text:p>
        </text:list-item>
        <text:list-item>
          <text:p text:style-name="P23"><text:bookmark text:name="p-rc_bef09600e4460950-343"/>Alternative C: The Dual-Use PPP Model (Zero-CapEx).</text:p>
        </text:list-item>
      </text:list>
      <text:p text:style-name="P2"><text:bookmark text:name="p-rc_bef09600e4460950-344"/><text:tab/>These variables will be evaluated to confirm the hypothesis by assessing their Economic Feasibility, Technical Feasibility, and Socio-Economic Impact. To confirm the hypothesis, Alternative C must demonstrate maximum Value for Money (VFM) and viability over A and B. Disconfirmation would occur if Alternative C proves legally barred, technically unsafe, or economically unviable for the LGU or MSMEs.</text:p>
      <text:p text:style-name="P7"><text:bookmark text:name="p-rc_bef09600e4460950-345"/><text:span text:style-name="T1">Controls</text:span> </text:p>
      <text:p text:style-name="P7">To rule out the confounding effect of students mixing recreational activities with educational ones, or introducing malware to private hardware, the study controls the technical environment by proposing a Diskless (PXE Boot) Architecture. This deploys a restricted "Educational Image" during school hours (blocking games/social media) and uses a "Reboot-to-Restore" purge protocol to wipe user data daily.</text:p>
      <text:p text:style-name="P7"><text:bookmark text:name="p-rc_bef09600e4460950-346"/><text:span text:style-name="T1">Procedure</text:span> </text:p>
      <text:p text:style-name="P7">Data will be gathered through clearances, document retrieval (local ordinances, TESDA facility standards), and Semi-Structured Interview Guides administered to the purposive sample.</text:p>
      <text:p text:style-name="P2"><text:bookmark text:name="p-rc_bef09600e4460950-347"/><text:span text:style-name="T1">Analysis</text:span> Results will be analyzed using Thematic Analysis and Triangulation to cross-reference business needs, legal boundaries, and educational standards. Results confirming the hypothesis will yield a viable Comparative Analysis Matrix favoring Alternative C, leading to the drafting of the final policy output (Municipal Ordinance and SLA).</text:p>
      <text:h text:style-name="P1" text:outline-level="3"><text:soft-page-break/>5. Significance and Conclusion</text:h>
      <text:p text:style-name="P2"><text:bookmark text:name="p-rc_bef09600e4460950-348"/>This proposed research presents a significant improvement over original studies by moving beyond observing the digital divide and café decline, and instead designing a functional, institutionalized policy solution. It benefits the field by offering a scalable "Maigo Model" of Public-Private Partnership that other 4th and 5th-class municipalities can replicate. It is highly fundable and interesting because it solves two critical problems at once: granting public institutions immediate access to high-spec laboratories without new building construction (Zero-CapEx), while generating a 30-40% increase in daytime revenue to prevent local business closures.</text:p>
      <text:h text:style-name="P1" text:outline-level="3">6. References</text:h>
      <text:list text:style-name="L5">
        <text:list-item>
          <text:p text:style-name="P24"><text:bookmark text:name="p-rc_bef09600e4460950-349"/>Garcia, M. and Lim, P. (2019). Economic shifts in the philippine internet cafe industry. <text:span text:style-name="T2">Asian Economic Review.</text:span> </text:p>
        </text:list-item>
        <text:list-item>
          <text:p text:style-name="P24"><text:bookmark text:name="p-rc_bef09600e4460950-350"/>Republic of the Philippines (2023). Republic act no. 11966: Public-private partnership (ppp) code of the philippines. <text:span text:style-name="T2">Official Gazette.</text:span> </text:p>
        </text:list-item>
        <text:list-item>
          <text:p text:style-name="P24"><text:bookmark text:name="p-rc_bef09600e4460950-351"/>Robinson, K. (2009). Cybercafes as informal learning spaces in developing nations. <text:span text:style-name="T2">ICT4D Journal.</text:span> </text:p>
        </text:list-item>
        <text:list-item>
          <text:p text:style-name="P24"><text:span text:style-name="T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PH"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PH"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6T18:46:10.193111241</meta:creation-date>
    <dc:date>2026-03-16T22:03:24.259805359</dc:date>
    <meta:editing-duration>PT58M41S</meta:editing-duration>
    <meta:editing-cycles>2</meta:editing-cycles>
    <meta:generator>LibreOffice/24.2.7.2$Linux_X86_64 LibreOffice_project/420$Build-2</meta:generator>
    <meta:document-statistic meta:table-count="0" meta:image-count="0" meta:object-count="0" meta:page-count="5" meta:paragraph-count="69" meta:word-count="1350" meta:character-count="10078" meta:non-whitespace-character-count="8771"/>
  </office:meta>
</office:document-meta>
</file>